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424.8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Episode</text:p>
          </table:table-cell>
          <table:table-cell table:style-name="ce1" office:value-type="string" calcext:value-type="string">
            <text:p>Objects</text:p>
          </table:table-cell>
          <table:table-cell table:style-name="ce1" office:value-type="string" calcext:value-type="string">
            <text:p>Grasp Attempts</text:p>
          </table:table-cell>
          <table:table-cell table:style-name="ce1" office:value-type="string" calcext:value-type="string">
            <text:p>Grasp Success</text:p>
          </table:table-cell>
          <table:table-cell table:style-name="ce1" office:value-type="string" calcext:value-type="string">
            <text:p>No Plan</text:p>
          </table:table-cell>
          <table:table-cell table:style-name="ce1" office:value-type="string" calcext:value-type="string">
            <text:p>Regrasps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Height</text:p>
          </table:table-cell>
          <table:table-cell table:style-name="Default" table:number-columns-repeated="2"/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,12,14,15,23,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table:style-name="Default" table:number-columns-repeated="2"/>
          <table:table-cell table:style-name="ce3" office:value-type="string" calcext:value-type="string">
            <text:p>Shape incorrect on mug (31): collided with table during temporary plac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,15,19,21,27,2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table:style-name="Default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,9,15,17,25,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7,9,16,23,26,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table:style-name="Default" table:number-columns-repeated="2"/>
          <table:table-cell table:style-name="ce3" office:value-type="string" calcext:value-type="string">
            <text:p>Didn’t push far enough into mug (32)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7,9,17,19,20,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,4,11,15,17,2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3,15,16,19,22,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9" calcext:value-type="float">
            <text:p>6.9</text:p>
          </table:table-cell>
          <table:table-cell table:style-name="Default" table:number-columns-repeated="2"/>
          <table:table-cell table:style-name="ce3" office:value-type="string" calcext:value-type="string">
            <text:p>Grasp not deep enough on car (15)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,2,8,13,16,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3" office:value-type="string" calcext:value-type="string">
            <text:p>Touched bottle (8) before grasp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1,26,29,31,33,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8" calcext:value-type="float">
            <text:p>9.8</text:p>
          </table:table-cell>
          <table:table-cell table:style-name="Default" table:number-columns-repeated="2"/>
          <table:table-cell table:style-name="ce3" office:value-type="string" calcext:value-type="string">
            <text:p>Grasp not deep enough on wine glass (34). Mug (31) collided with box on place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5,12,18,20,31,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,3,12,14,17,2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8,12,17,21,31,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table:style-name="ce3" office:value-type="string" calcext:value-type="string">
            <text:p>Segmentation of mug (31) completely wrong.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,5,8,24,28,3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5,6,7,19,21,3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4,17,23,24,25,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table:style-name="ce3" office:value-type="string" calcext:value-type="string">
            <text:p>Flexible fin on dinosaur (23) moved after grasp.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,7,8,18,22,3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5,12,13,20,26,2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9" calcext:value-type="float">
            <text:p>6.9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,9,20,21,24,3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1" calcext:value-type="float">
            <text:p>7.1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5,6,18,28,33,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table:style-name="ce3" office:value-type="string" calcext:value-type="string">
            <text:p>Grasp not deep enough on mug (28). Unseen sail on sailboat (5) got jammed in gripper mechanism.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4,5,16,18,21,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table:style-name="ce3" office:value-type="string" calcext:value-type="string">
            <text:p>Unseen sailboat sail got in way (5)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,3,10,27,32,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.4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,4,5,21,23,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table:style-name="ce3" office:value-type="string" calcext:value-type="string">
            <text:p>Not deep enough on mug (30), slipped out after grasp.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,9,15,20,27,3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table:style-name="ce3" office:value-type="string" calcext:value-type="string">
            <text:p>No pre-grasp found (9). Small mug (27) not completely visible; grasp completely missed.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3,6,17,28,29,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3,14,15,17,18,3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1" calcext:value-type="float">
            <text:p>7.1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7,14,15,23,26,3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.2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1,4,8,13,26,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style-name="ce3" office:value-type="string" calcext:value-type="string">
            <text:p>Object (26) not perceived completely. (1) collided with box.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1,8,10,18,24,3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.9" calcext:value-type="float">
            <text:p>8.9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5,6,11,13,21,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6,13,20,21,29,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1" calcext:value-type="float">
            <text:p>7.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Standard Err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lace SR</text:p>
          </table:table-cell>
          <table:table-cell table:formula="of:=SUM([.G2:.G31])/(6 * COUNT([.G2:.G31]))" office:value-type="float" office:value="0.911111111111111" calcext:value-type="float">
            <text:p>0.9111111111</text:p>
          </table:table-cell>
          <table:table-cell table:formula="of:=SQRT((SUM([.G2:.G31]) * POWER(1 - [.B34]; 2) + (6 * COUNT([.G2:.G31]) - SUM([.G2:.G31])) * POWER(0 - [.B34]; 2)) / (6*COUNT([.G2:.G31])-1)) / SQRT(6*COUNT([.G2:.G31]))" office:value-type="float" office:value="0.021270754481368" calcext:value-type="float">
            <text:p>0.021270754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lace ER</text:p>
          </table:table-cell>
          <table:table-cell table:formula="of:=SUM([.G2:.G31])/(6*COUNT([.G2:.G31]) - SUM([.E2:.E31]))" office:value-type="float" office:value="0.911111111111111" calcext:value-type="float">
            <text:p>0.9111111111</text:p>
          </table:table-cell>
          <table:table-cell table:formula="of:=SQRT((SUM([.G2:.G31]) * POWER(1 - [.B35]; 2) + (6 * COUNT([.G2:.G31]) - SUM([.E2:.E31]) - SUM([.G2:.G31])) * POWER(0 - [.B35]; 2)) / (6 * COUNT([.G2:.G31]) - SUM([.E2:.E31]) - 1)) / SQRT(6 * COUNT([.G2:.G31]) - SUM([.E2:.E31]))" office:value-type="float" office:value="0.021270754481368" calcext:value-type="float">
            <text:p>0.021270754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rasp SR</text:p>
          </table:table-cell>
          <table:table-cell table:formula="of:=SUM([.D2:.D31]) / SUM([.C2:.C31])" office:value-type="float" office:value="0.946859903381642" calcext:value-type="float">
            <text:p>0.9468599034</text:p>
          </table:table-cell>
          <table:table-cell table:formula="of:=SQRT((SUM([.D2:.D31]) * POWER(1 - [.B36]; 2) + (SUM([.C2:.C31]) - SUM([.D2:.D31])) * POWER(0 - [.B36]; 2)) / (SUM([.C2:.C31]) - 1)) / SQRT(SUM([.C2:.C31]))" office:value-type="float" office:value="0.0156286124755656" calcext:value-type="float">
            <text:p>0.015628612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ight 6</text:p>
          </table:table-cell>
          <table:table-cell table:number-matrix-columns-spanned="1" table:number-matrix-rows-spanned="1" table:formula="of:=AVERAGE(IF([.G2:.G31]=6;[.H2:.H31]))" office:value-type="float" office:value="7.72222222222222" calcext:value-type="float">
            <text:p>7.7222222222</text:p>
          </table:table-cell>
          <table:table-cell table:number-matrix-columns-spanned="1" table:number-matrix-rows-spanned="1" table:formula="of:=STDEV(IF([.G2:.G31]=6;[.H2:.H31])) / SQRT(SUM(IF([.G2:.G31]=6;1)))" office:value-type="float" office:value="0.390370659754412" calcext:value-type="float">
            <text:p>0.390370659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ight 5</text:p>
          </table:table-cell>
          <table:table-cell table:number-matrix-columns-spanned="1" table:number-matrix-rows-spanned="1" table:formula="of:=AVERAGE(IF([.G2:.G31]=5;[.H2:.H31]))" office:value-type="float" office:value="7.5875" calcext:value-type="float">
            <text:p>7.5875</text:p>
          </table:table-cell>
          <table:table-cell table:number-matrix-columns-spanned="1" table:number-matrix-rows-spanned="1" table:formula="of:=STDEV(IF([.G2:.G31]=5;[.H2:.H31])) / SQRT(SUM(IF([.G2:.G31]=5;1)))" office:value-type="float" office:value="1.1320710319713" calcext:value-type="float">
            <text:p>1.1320710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ight 4</text:p>
          </table:table-cell>
          <table:table-cell table:number-matrix-columns-spanned="1" table:number-matrix-rows-spanned="1" table:formula="of:=AVERAGE(IF([.G2:.G31]=4;[.H2:.H31]))" office:value-type="float" office:value="7.875" calcext:value-type="float">
            <text:p>7.875</text:p>
          </table:table-cell>
          <table:table-cell table:number-matrix-columns-spanned="1" table:number-matrix-rows-spanned="1" table:formula="of:=STDEV(IF([.G2:.G31]=4;[.H2:.H31])) / SQRT(SUM(IF([.G2:.G31]=4;1)))" office:value-type="float" office:value="0.662539307010032" calcext:value-type="float">
            <text:p>0.66253930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ight 3</text:p>
          </table:table-cell>
          <table:table-cell table:number-matrix-columns-spanned="1" table:number-matrix-rows-spanned="1" table:formula="of:=AVERAGE(IF([.G2:.G31]=3;[.H2:.H31]))" office:value-type="string" office:string-value="" calcext:value-type="error">
            <text:p>#DIV/0!</text:p>
          </table:table-cell>
          <table:table-cell table:number-matrix-columns-spanned="1" table:number-matrix-rows-spanned="1" table:formula="of:=STDEV(IF([.G2:.G31]=3;[.H2:.H31])) / SQRT(SUM(IF([.G2:.G31]=3;1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/>
          <table:table-cell office:value-type="string" calcext:value-type="string">
            <text:p>Total</text:p>
          </table:table-cell>
          <table:table-cell office:value-type="string" calcext:value-type="string">
            <text:p>Attemp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grasps</text:p>
          </table:table-cell>
          <table:table-cell table:formula="of:=SUM([.F1:.F31])" office:value-type="float" office:value="27" calcext:value-type="float">
            <text:p>27</text:p>
          </table:table-cell>
          <table:table-cell table:formula="of:=SUM([.C1:.C31])" office:value-type="float" office:value="207" calcext:value-type="float">
            <text:p>207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Suc. Grasps</text:p>
          </table:table-cell>
          <table:table-cell table:formula="of:=SUM([.D2:.D31])" office:value-type="float" office:value="196" calcext:value-type="float">
            <text:p>196</text:p>
          </table:table-cell>
          <table:table-cell table:formula="of:=SUM([.C2:.C31])" office:value-type="float" office:value="207" calcext:value-type="float">
            <text:p>207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Suc. Places</text:p>
          </table:table-cell>
          <table:table-cell table:formula="of:=SUM([.G2:.G31])" office:value-type="float" office:value="164" calcext:value-type="float">
            <text:p>164</text:p>
          </table:table-cell>
          <table:table-cell table:formula="of:=6*COUNT([.H2:.H31])" office:value-type="float" office:value="180" calcext:value-type="float">
            <text:p>180</text:p>
          </table:table-cell>
          <table:table-cell table:number-columns-repeated="8"/>
        </table:table-row>
        <table:table-row table:style-name="ro2" table:number-rows-repeated="4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6">00/00/0000</text:date>, <text:time style:data-style-name="N2" text:time-value="08:17:32.491599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09:41:42.659113229</meta:creation-date>
    <dc:date>2020-11-06T09:55:46.122072142</dc:date>
    <meta:editing-duration>PT7H5M39S</meta:editing-duration>
    <meta:editing-cycles>64</meta:editing-cycles>
    <meta:generator>LibreOffice/5.1.6.2$Linux_X86_64 LibreOffice_project/10m0$Build-2</meta:generator>
    <meta:document-statistic meta:table-count="1" meta:cell-count="295" meta:object-count="0"/>
  </office:meta>
</office:document-meta>
</file>